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TimesNewRomanPSMT" style:font-family-asian="TimesNewRomanPSMT" style:font-family-complex="TimesNewRomanPSMT" fo:background-color="transparent" style:use-window-font-color="true"/>
    </style:style>
    <style:style style:name="T1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6.00pt" fo:text-indent="0.00pt" fo:margin-bottom="8.00pt"/>
    </style:style>
    <text:list-style style:name="L6">
      <text:list-level-style-bullet text:level="1" text:bullet-char="•">
        <style:list-level-properties text:space-before="108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5.00%" fo:text-align="left" fo:margin-bottom="8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5.00%" fo:text-align="left" fo:margin-bottom="8.00pt"/>
    </style:style>
    <style:style style:name="P10" style:family="paragraph">
      <style:paragraph-properties fo:line-height="105.00%" fo:text-align="left" fo:margin-bottom="8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5.00%" fo:text-align="left" fo:margin-bottom="8.00pt"/>
    </style:style>
    <style:style style:name="P12" style:family="paragraph">
      <style:paragraph-properties fo:line-height="105.00%" fo:text-align="left" fo:margin-bottom="8.00pt"/>
    </style:style>
    <text:list-style style:name="L13">
      <text:list-level-style-bullet text:level="1" text:bullet-char="•">
        <style:list-level-properties text:space-before="144.00pt" text:min-label-width="18.00pt"/>
        <style:text-properties fo:font-family="Symbol"/>
      </text:list-level-style-bullet>
    </text:list-style>
    <style:style style:name="P13" style:family="paragraph">
      <style:paragraph-properties fo:line-height="105.00%" fo:text-align="left" fo:margin-bottom="8.00pt"/>
    </style:style>
    <style:style style:name="P14" style:family="paragraph">
      <style:paragraph-properties fo:line-height="100.00%" fo:text-align="left" fo:margin-bottom="8.00pt"/>
    </style:style>
    <style:style style:name="P15" style:family="paragraph">
      <style:paragraph-properties fo:line-height="105.00%" fo:text-align="left" fo:margin-bottom="8.00pt"/>
    </style:style>
    <style:style style:name="P1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áj</text:span></text:p>
      <text:p text:style-name="P1"><text:span text:style-name="T2"/></text:p>
      <text:p text:style-name="P2"><text:span text:style-name="T3">Autor</text:span><text:span text:style-name="T4"><text:s/>: Karel Hynek Mácha</text:span></text:p>
      <text:p text:style-name="P2"><text:span text:style-name="T5">Téma :<text:s/></text:span><text:span text:style-name="T6">Tragicka laska</text:span></text:p>
      <text:p text:style-name="P2"><text:span text:style-name="T7">Motiv</text:span><text:span text:style-name="T8"><text:s/>: laska, smrt,otcovrazda</text:span></text:p>
      <text:p text:style-name="P2"><text:span text:style-name="T9">Časoprostor :<text:s/></text:span><text:span text:style-name="T10">Kraj pod bezdezem, cas neuveden</text:span></text:p>
      <text:p text:style-name="P2"><text:span text:style-name="T11">Kompozice :<text:s/></text:span><text:span text:style-name="T12">Chronologický postup</text:span></text:p>
      <text:p text:style-name="P2"><text:span text:style-name="T13">Druh :<text:s/></text:span><text:span text:style-name="T14">Lyricko-Epicky</text:span></text:p>
      <text:p text:style-name="P2"><text:span text:style-name="T15">Ž</text:span><text:span text:style-name="T16">ánr :<text:s/></text:span><text:span text:style-name="T17">Poema</text:span></text:p>
      <text:p text:style-name="P2"><text:span text:style-name="T18">Forma :<text:s/></text:span><text:span text:style-name="T19">Poezie</text:span></text:p>
      <text:p text:style-name="P2"><text:span text:style-name="T20">Vyprav</text:span><text:span text:style-name="T21">ěč :<text:s/></text:span><text:span text:style-name="T22">Er-forma</text:span></text:p>
      <text:p text:style-name="P2"><text:span text:style-name="T23">Postavy : </text:span></text:p>
      <text:list text:style-name="L3">
        <text:list-item>
          <text:p text:style-name="P3"><text:span text:style-name="T24">Hynek<text:s/></text:span><text:span text:style-name="T25">–</text:span><text:span text:style-name="T26"><text:s/>sám autor, zamy</text:span><text:span text:style-name="T27">šlen</text:span><text:span text:style-name="T28">ý, depresivní, ot</text:span><text:span text:style-name="T29">řesen Vil</text:span><text:span text:style-name="T30">émovým osudem, ztoto</text:span><text:span text:style-name="T31">žňuje se s Vil</text:span><text:span text:style-name="T32">émem</text:span></text:p>
        </text:list-item>
        <text:list-item>
          <text:p text:style-name="P3"><text:span text:style-name="T32">Vilém<text:s/></text:span><text:span text:style-name="T33">–</text:span><text:span text:style-name="T34"><text:s/>loupe</text:span><text:span text:style-name="T35">žn</text:span><text:span text:style-name="T36">ík, stra</text:span><text:span text:style-name="T37">šn</text:span><text:span text:style-name="T38">ý les</text:span><text:span text:style-name="T39">ů p</text:span><text:span text:style-name="T40">án<text:s/></text:span><text:span text:style-name="T41">–</text:span><text:span text:style-name="T42"><text:s/>v</text:span><text:span text:style-name="T43">ůdce loupežnick</text:span><text:span text:style-name="T44">é skupiny, omylem zabíjí svého otce, viní </text:span></text:p>
        </text:list-item>
        <text:list-item>
          <text:p text:style-name="P3"><text:span text:style-name="T44">spole</text:span><text:span text:style-name="T45">čnost, c</text:span><text:span text:style-name="T46">ítí se být nevinný. Ve v</text:span><text:span text:style-name="T47">ězen</text:span><text:span text:style-name="T48">í myslí na Jarmilu a vzpomíná na své mládí. Dochází k záv</text:span><text:span text:style-name="T49">ěru, </text:span></text:p>
        </text:list-item>
        <text:list-item>
          <text:p text:style-name="P3"><text:span text:style-name="T49">že po smrti ho již nic neček</text:span><text:span text:style-name="T50">á.</text:span></text:p>
        </text:list-item>
        <text:list-item>
          <text:p text:style-name="P3"><text:span text:style-name="T50">Jarmila<text:s/></text:span><text:span text:style-name="T51">–</text:span><text:span text:style-name="T52"><text:s/>svedená, nyní miluje Viléma a nechce bez n</text:span><text:span text:style-name="T53">ěj b</text:span><text:span text:style-name="T54">ýt</text:span></text:p>
        </text:list-item>
        <text:list-item>
          <text:p text:style-name="P3"><text:span text:style-name="T55">žal</text:span><text:span text:style-name="T56">á</text:span><text:span text:style-name="T57">řn</text:span><text:span text:style-name="T58">ík<text:s/></text:span><text:span text:style-name="T59">–</text:span><text:span text:style-name="T60"><text:s/>tichý, nesly</text:span><text:span text:style-name="T61">šn</text:span><text:span text:style-name="T62">ý, velmi vnímavý</text:span></text:p>
        </text:list-item>
      </text:list>
      <text:p text:style-name="P4"><text:span text:style-name="T63">Vypráv</text:span><text:span text:style-name="T64">ěc</text:span><text:span text:style-name="T65">í zp</text:span><text:span text:style-name="T66">ůzoby :<text:s/></text:span><text:span text:style-name="T67">př</text:span><text:span text:style-name="T68">ímá<text:s/></text:span><text:span text:style-name="T69">řeč</text:span></text:p>
      <text:p text:style-name="P4"><text:span text:style-name="T70">Ver</text:span><text:span text:style-name="T71">šov</text:span><text:span text:style-name="T72">á výstavba :<text:s/></text:span><text:span text:style-name="T73">volný rým</text:span></text:p>
      <text:p text:style-name="P4"><text:span text:style-name="T74">Typy promluv :<text:s text:c="2"/></text:span><text:span text:style-name="T75">monology</text:span></text:p>
      <text:p text:style-name="P4"><text:span text:style-name="T76">Kontext Autorovy tvorby : </text:span></text:p>
      <text:p text:style-name="P4"><text:span text:style-name="T77">Karel Hynek Mácha (1810</text:span><text:span text:style-name="T78">–</text:span><text:span text:style-name="T79">1836)</text:span></text:p>
      <text:p text:style-name="P4"><text:span text:style-name="T80">- básník a prozaik, nejvýznamn</text:span><text:span text:style-name="T81">ějš</text:span><text:span text:style-name="T82">í p</text:span><text:span text:style-name="T83">ředstavitel česk</text:span><text:span text:style-name="T84">ého romantismu</text:span></text:p>
      <text:p text:style-name="P4"><text:span text:style-name="T84">- psal básn</text:span><text:span text:style-name="T85">ě, emotivně laděn</text:span><text:span text:style-name="T86">é prózy, deníky</text:span></text:p>
      <text:p text:style-name="P4"><text:span text:style-name="T86">- narodil se v Praze na Újezd</text:span><text:span text:style-name="T87">ě na Mal</text:span><text:span text:style-name="T88">é Stran</text:span><text:span text:style-name="T89">ě</text:span></text:p>
      <text:p text:style-name="P4"><text:span text:style-name="T90">- otec byl mlyná</text:span><text:span text:style-name="T91">řsk</text:span><text:span text:style-name="T92">ý pomocník, matka pocházela z muzikantské rodiny, syn po ní zd</text:span><text:span text:style-name="T93">ědil hudebn</text:span><text:span text:style-name="T94">í </text:span></text:p>
      <text:p text:style-name="P4"><text:span text:style-name="T94">vnímavost</text:span></text:p>
      <text:p text:style-name="P4"><text:span text:style-name="T94">- pok</text:span><text:span text:style-name="T95">řtěn Ign</text:span><text:span text:style-name="T96">ác, jméno si po</text:span><text:span text:style-name="T97">češtil na Hynek a připojil Karel</text:span></text:p>
      <text:p text:style-name="P4"><text:span text:style-name="T98">- nav</text:span><text:span text:style-name="T99">štěvoval svatopetrskou farn</text:span><text:span text:style-name="T100">í<text:s/></text:span><text:span text:style-name="T101">školu, pot</text:span><text:span text:style-name="T102">é novom</text:span><text:span text:style-name="T103">ěstsk</text:span><text:span text:style-name="T104">é gymnázium</text:span></text:p>
      <text:p text:style-name="P4"><text:span text:style-name="T104">- první ver</text:span><text:span text:style-name="T105">še napsal na piaristick</text:span><text:span text:style-name="T106">ém gymnáziu, psal n</text:span><text:span text:style-name="T107">ěmecky i česky</text:span></text:p>
      <text:p text:style-name="P4"><text:span text:style-name="T108">- studoval filozofii na UK a práva</text:span></text:p>
      <text:p text:style-name="P4"><text:span text:style-name="T108">- ú</text:span><text:span text:style-name="T109">častnil se česk</text:span><text:span text:style-name="T110">ého spole</text:span><text:span text:style-name="T111">čensk</text:span><text:span text:style-name="T112">ého<text:s/></text:span><text:span text:style-name="T113">života, hr</text:span><text:span text:style-name="T114">ál v ochotnických divadelních p</text:span><text:span text:style-name="T115">ředstaven</text:span><text:span text:style-name="T116">ích ve </text:span></text:p>
      <text:p text:style-name="P4"><text:span text:style-name="T116">Stavovském a Kajetánském divadle, pat</text:span><text:span text:style-name="T117">řil do skupiny spolupracovn</text:span><text:span text:style-name="T118">ík</text:span><text:span text:style-name="T119">ů Josefa Kajet</text:span><text:span text:style-name="T120">ána Tyla</text:span></text:p>
      <text:p text:style-name="P4"><text:span text:style-name="T120">- herec Tylovy ochotnické dru</text:span><text:span text:style-name="T121">žiny, zde poznal Eleonoru (Lori) Šomkovou</text:span></text:p>
      <text:p text:style-name="P4"><text:span text:style-name="T122">- vedle studia,<text:s/></text:span><text:span text:style-name="T123">četby a l</text:span><text:span text:style-name="T124">ásky bylo zdrojem Máchových zá</text:span><text:span text:style-name="T125">žitků cestov</text:span><text:span text:style-name="T126">ání, podnikal dlouhé p</text:span><text:span text:style-name="T127">ěš</text:span><text:span text:style-name="T128">í túry, </text:span></text:p>
      <text:p text:style-name="P4"><text:span text:style-name="T128">lákala ho zejména místa, kde jeho fantazie mohla dokreslovat zbytky dávné minulosti</text:span></text:p>
      <text:p text:style-name="P4"><text:span text:style-name="T128">- ve své dob</text:span><text:span text:style-name="T129">ě nepochopen</text:span></text:p>
      <text:p text:style-name="P4"><text:span text:style-name="T130">- rád se toulal po z</text:span><text:span text:style-name="T131">ř</text:span><text:span text:style-name="T132">íceninách<text:s/></text:span><text:span text:style-name="T133">česk</text:span><text:span text:style-name="T134">ých hrad</text:span><text:span text:style-name="T135">ů a často je kreslil</text:span></text:p>
      <text:p text:style-name="P4"><text:span text:style-name="T136">- s p</text:span><text:span text:style-name="T137">ř</text:span><text:span text:style-name="T138">ítelem Strobachem do</text:span><text:span text:style-name="T139">šel pěšky až do Ben</text:span><text:span text:style-name="T140">átek</text:span></text:p>
      <text:p text:style-name="P4"><text:span text:style-name="T140">- v roce 1834 podnikl svoji nejdel</text:span><text:span text:style-name="T141">š</text:span><text:span text:style-name="T142">í cestu<text:s/></text:span><text:span text:style-name="T143">–</text:span><text:span text:style-name="T144"><text:s/>p</text:span><text:span text:style-name="T145">řes Rakousko a Alpy se vydal do It</text:span><text:span text:style-name="T146">álie. O této cest</text:span><text:span text:style-name="T147">ě napsal </text:span></text:p>
      <text:p text:style-name="P4"><text:span text:style-name="T148">sv</text:span><text:span text:style-name="T149">ůj Den</text:span><text:span text:style-name="T150">ík na cest</text:span><text:span text:style-name="T151">ě do It</text:span><text:span text:style-name="T152">álie</text:span></text:p>
      <text:p text:style-name="P5"><text:span text:style-name="T153">Autorova Díla : </text:span></text:p>
      <text:list text:style-name="L6">
        <text:list-item>
          <text:p text:style-name="P6"><text:span text:style-name="T153">Básn</text:span><text:span text:style-name="T154">ě</text:span></text:p>
        </text:list-item>
        <text:list-item>
          <text:p text:style-name="P6"><text:span text:style-name="T155">Cikáni</text:span></text:p>
        </text:list-item>
      </text:list>
      <text:p text:style-name="P7"><text:span text:style-name="T156"/></text:p>
      <text:p text:style-name="P7"><text:span text:style-name="T156"/></text:p>
      <text:p text:style-name="P7"><text:span text:style-name="T157">Literární/ obecn</text:span><text:span text:style-name="T158">ě kulturn</text:span><text:span text:style-name="T159">í kontext : </text:span></text:p>
      <text:p text:style-name="P8"><text:span text:style-name="T160">Romantismus : </text:span></text:p>
      <text:list text:style-name="L9">
        <text:list-item>
          <text:p text:style-name="P9"><text:span text:style-name="T160">proti rozumu zd</text:span><text:span text:style-name="T161">ů</text:span><text:span text:style-name="T162">razňoval s</text:span><text:span text:style-name="T163">ílu lidských cit</text:span><text:span text:style-name="T164">ů</text:span></text:p>
        </text:list-item>
        <text:list-item>
          <text:p text:style-name="P9"><text:span text:style-name="T165">kladl d</text:span><text:span text:style-name="T166">ůraz na fantazii</text:span></text:p>
        </text:list-item>
        <text:list-item>
          <text:p text:style-name="P9"><text:span text:style-name="T167">auto</text:span><text:span text:style-name="T168">ři se navracej</text:span><text:span text:style-name="T169">í k minulosti nebo k p</text:span><text:span text:style-name="T170">ř</text:span><text:span text:style-name="T171">írod</text:span><text:span text:style-name="T172">ě /zobrazuj</text:span><text:span text:style-name="T173">í exotické prost</text:span><text:span text:style-name="T174">řed</text:span><text:span text:style-name="T175">í/</text:span></text:p>
        </text:list-item>
        <text:list-item>
          <text:p text:style-name="P9"><text:span text:style-name="T175">zobrazují mimo</text:span><text:span text:style-name="T176">ř</text:span><text:span text:style-name="T177">ádné okolnosti lidského<text:s/></text:span><text:span text:style-name="T178">života</text:span></text:p>
        </text:list-item>
      </text:list>
      <text:p text:style-name="P10"><text:span text:style-name="T179">Hrdina Romantismu : </text:span></text:p>
      <text:list text:style-name="L11">
        <text:list-item>
          <text:p text:style-name="P11"><text:span text:style-name="T180">často spl</text:span><text:span text:style-name="T181">ývá s autorem</text:span></text:p>
        </text:list-item>
        <text:list-item>
          <text:p text:style-name="P11"><text:span text:style-name="T181">je to postava výjime</text:span><text:span text:style-name="T182">čn</text:span><text:span text:style-name="T183">á, osam</text:span><text:span text:style-name="T184">ěl</text:span><text:span text:style-name="T185">á</text:span></text:p>
        </text:list-item>
        <text:list-item>
          <text:p text:style-name="P11"><text:span text:style-name="T185">staví se proti spole</text:span><text:span text:style-name="T186">čensk</text:span><text:span text:style-name="T187">ým zvyklostem, dostává se do rozporu se spole</text:span><text:span text:style-name="T188">čnost</text:span><text:span text:style-name="T189">í</text:span></text:p>
        </text:list-item>
        <text:list-item>
          <text:p text:style-name="P11"><text:span text:style-name="T189">tou</text:span><text:span text:style-name="T190">ž</text:span><text:span text:style-name="T191">í po lásce, ale zárove</text:span><text:span text:style-name="T192">ň v</text:span><text:span text:style-name="T193">í,<text:s/></text:span><text:span text:style-name="T194">že skutečnou l</text:span><text:span text:style-name="T195">ásku nem</text:span><text:span text:style-name="T196">ůže naj</text:span><text:span text:style-name="T197">ít typické pro romantického hrdinu je,<text:s/></text:span><text:span text:style-name="T198">že se zamilov</text:span><text:span text:style-name="T199">ává do<text:s/></text:span><text:span text:style-name="T200">ženy, kter</text:span><text:span text:style-name="T201">á je u</text:span><text:span text:style-name="T202">ž zadan</text:span><text:span text:style-name="T203">á</text:span></text:p>
        </text:list-item>
        <text:list-item>
          <text:p text:style-name="P11"><text:span text:style-name="T203">je to hrdina tragický</text:span></text:p>
        </text:list-item>
        <text:list-item>
          <text:p text:style-name="P11"><text:span text:style-name="T204">často je hrdinou loupežn</text:span><text:span text:style-name="T205">ík nebo poutník</text:span></text:p>
        </text:list-item>
      </text:list>
      <text:p text:style-name="P12"><text:span text:style-name="T206"><text:tab/>Dal</text:span><text:span text:style-name="T207">š</text:span><text:span text:style-name="T208">í auto</text:span><text:span text:style-name="T209">ři tohoto obdob</text:span><text:span text:style-name="T210">í :</text:span></text:p>
      <text:list text:style-name="L13">
        <text:list-item>
          <text:p text:style-name="P13"><text:span text:style-name="T210">Josef Kajetan Tyl<text:s/></text:span><text:span text:style-name="T211">–</text:span><text:span text:style-name="T212"><text:s/>Jan Hus, Tvrdohlava zena</text:span></text:p>
        </text:list-item>
        <text:list-item>
          <text:p text:style-name="P13"><text:span text:style-name="T213">Josef Jaroslav Langer - Selanky, Den v kocourkove</text:span></text:p>
        </text:list-item>
      </text:list>
      <text:p text:style-name="P14"><text:span text:style-name="T213">D</text:span><text:span text:style-name="T214">ěj</text:span><text:span text:style-name="T215"><text:s/>: </text:span></text:p>
      <text:p text:style-name="P15"><text:span text:style-name="T216">P</text:span><text:span text:style-name="T217">ř</text:span><text:span text:style-name="T218">íb</text:span><text:span text:style-name="T219">ěh zač</text:span><text:span text:style-name="T220">íná, kdy</text:span><text:span text:style-name="T221">ž Vil</text:span><text:span text:style-name="T222">ém zavra</text:span><text:span text:style-name="T223">žd</text:span><text:span text:style-name="T224">í sv</text:span><text:span text:style-name="T225">ůdce Jarmily. Až pot</text:span><text:span text:style-name="T226">é zjistí,<text:s/></text:span><text:span text:style-name="T227">že zabil vlastn</text:span><text:span text:style-name="T228">ího otce. Kv</text:span><text:span text:style-name="T229">ůli němu se stal ob</text:span><text:span text:style-name="T230">ávaným loupe</text:span><text:span text:style-name="T231">žn</text:span><text:span text:style-name="T232">íkem, proto</text:span><text:span text:style-name="T233">že ho v ml</text:span><text:span text:style-name="T234">ádí vyhnal z domu. Za vra</text:span><text:span text:style-name="T235">ždu je uvržen do vězen</text:span><text:span text:style-name="T236">í, kde má mnoho<text:s/></text:span><text:span text:style-name="T237">času přem</text:span><text:span text:style-name="T238">ý</text:span><text:span text:style-name="T239">šlet. Před popravou přem</text:span><text:span text:style-name="T240">ý</text:span><text:span text:style-name="T241">šl</text:span><text:span text:style-name="T242">í o smrti, trestu,<text:s/></text:span><text:span text:style-name="T243">životě. V posledn</text:span><text:span text:style-name="T244">ích hodinách medituje nad<text:s/></text:span><text:span text:style-name="T245">životn</text:span><text:span text:style-name="T246">ími hodnotami. </text:span></text:p>
      <text:p text:style-name="P15"><text:span text:style-name="T246">Kdy</text:span><text:span text:style-name="T247">ž se Jarmila dozv</text:span><text:span text:style-name="T248">í, co se stalo jejímu milému, ukon</text:span><text:span text:style-name="T249">č</text:span><text:span text:style-name="T250">í sv</text:span><text:span text:style-name="T251">ůj život skokem do jezera. Po několika letech přich</text:span><text:span text:style-name="T252">ází po n</text:span><text:span text:style-name="T253">ěkolika vypravěč b</text:span><text:span text:style-name="T254">ásn</text:span><text:span text:style-name="T255">ě a nad pozůstatky Vil</text:span><text:span text:style-name="T256">émova t</text:span><text:span text:style-name="T257">ěla se vžije do trag</text:span><text:span text:style-name="T258">édie.</text:span></text:p>
      <text:p text:style-name="P15"><text:span text:style-name="T258"/></text:p>
      <text:p text:style-name="P15"><text:span text:style-name="T259">Zivot Machy :</text:span><text:span text:style-name="T260"/></text:p>
      <text:p text:style-name="P15"><text:span text:style-name="T260">Karel Hynek Mácha byl romantický básník a prozaik. Narodil se v Praze na Újezd</text:span><text:span text:style-name="T261">ě na Mal</text:span><text:span text:style-name="T262">é Stran</text:span><text:span text:style-name="T263">ě. otec byl mlyn</text:span><text:span text:style-name="T264">á</text:span><text:span text:style-name="T265">řsk</text:span><text:span text:style-name="T266">ý pomocník, matka pocházela z muzikantské rodiny. Syn po ní zd</text:span><text:span text:style-name="T267">ědil hudebn</text:span><text:span text:style-name="T268">í vnímavost.</text:span></text:p>
      <text:p text:style-name="P15"><text:span text:style-name="T268"/></text:p>
      <text:p text:style-name="P15"><text:span text:style-name="T268">Záhy po Hynkov</text:span><text:span text:style-name="T269">ě narozen</text:span><text:span text:style-name="T270">í se rodina, posti</text:span><text:span text:style-name="T271">žen</text:span><text:span text:style-name="T272">á finan</text:span><text:span text:style-name="T273">čn</text:span><text:span text:style-name="T274">ím státním krachem v roce 1811, p</text:span><text:span text:style-name="T275">řestěhovala do chudinsk</text:span><text:span text:style-name="T276">é<text:s/></text:span><text:span text:style-name="T277">čtvrti kolem kostela sv. Petra, kde M</text:span><text:span text:style-name="T278">ácha pro</text:span><text:span text:style-name="T279">žil sv</text:span><text:span text:style-name="T280">é d</text:span><text:span text:style-name="T281">ětstv</text:span><text:span text:style-name="T282">í i dospívání.</text:span></text:p>
      <text:p text:style-name="P15"><text:span text:style-name="T282"/></text:p>
      <text:p text:style-name="P15"><text:span text:style-name="T282">Karel Hynek Mácha nav</text:span><text:span text:style-name="T283">štěvoval svatopetrskou farn</text:span><text:span text:style-name="T284">í<text:s/></text:span><text:span text:style-name="T285">školu, pot</text:span><text:span text:style-name="T286">é novom</text:span><text:span text:style-name="T287">ěstsk</text:span><text:span text:style-name="T288">é gymnázium. V roce 1826 si otec otev</text:span><text:span text:style-name="T289">řel na Dobytč</text:span><text:span text:style-name="T290">ím trhu (Karlovo nám</text:span><text:span text:style-name="T291">ěst</text:span><text:span text:style-name="T292">í) krupa</text:span><text:span text:style-name="T293">řstv</text:span><text:span text:style-name="T294">í, k n</text:span><text:span text:style-name="T295">ěmuž n</text:span><text:span text:style-name="T296">ále</text:span><text:span text:style-name="T297">žel nuzn</text:span><text:span text:style-name="T298">ý byt. To u</text:span><text:span text:style-name="T299">ž měl M</text:span><text:span text:style-name="T300">ácha za sebou první básnické pokusy v n</text:span><text:span text:style-name="T301">ěmčině, označen</text:span><text:span text:style-name="T302">é v rukopise jako Versuche des Ignaz Macha - Pokusy Ignace Máchy z roku 1829. Jsou to sentimentální romantické básn</text:span><text:span text:style-name="T303">ě vznikl</text:span><text:span text:style-name="T304">é p</text:span><text:span text:style-name="T305">ři školn</text:span><text:span text:style-name="T306">ím studiu literatury.</text:span></text:p>
      <text:p text:style-name="P15"><text:span text:style-name="T306"/></text:p>
      <text:p text:style-name="P15"><text:span text:style-name="T306">V roce 1832 ukon</text:span><text:span text:style-name="T307">čil Karel Hynek M</text:span><text:span text:style-name="T308">ácha filozofii a pod Jungmannovým vlivem za</text:span><text:span text:style-name="T309">čal ps</text:span><text:span text:style-name="T310">át<text:s/></text:span><text:span text:style-name="T311">česk</text:span><text:span text:style-name="T312">é ver</text:span><text:span text:style-name="T313">še, kter</text:span><text:span text:style-name="T314">é uve</text:span><text:span text:style-name="T315">řejňoval v časopisech. V t</text:span><text:span text:style-name="T316">é dob</text:span><text:span text:style-name="T317">ě, jako většina studentů, neskr</text:span><text:span text:style-name="T318">ýval Mácha své sympatie k povstání Polák</text:span><text:span text:style-name="T319">ů proti rusk</text:span><text:span text:style-name="T320">ému carskému útisku i k ostatním revolu</text:span><text:span text:style-name="T321">čn</text:span><text:span text:style-name="T322">ím hnutím v Evrop</text:span><text:span text:style-name="T323">ě.</text:span></text:p>
      <text:p text:style-name="P15"><text:span text:style-name="T323"/></text:p>
      <text:p text:style-name="P15"><text:span text:style-name="T323">Karel Hynek M</text:span><text:span text:style-name="T324">ácha se ú</text:span><text:span text:style-name="T325">častnil česk</text:span><text:span text:style-name="T326">ého spole</text:span><text:span text:style-name="T327">čensk</text:span><text:span text:style-name="T328">ého<text:s/></text:span><text:span text:style-name="T329">života, hr</text:span><text:span text:style-name="T330">ál v ochotnických divadelních p</text:span><text:span text:style-name="T331">ředstaven</text:span><text:span text:style-name="T332">ích ve Stavovském a Kajetánském divadle. Pat</text:span><text:span text:style-name="T333">řil do skupiny spolupracovn</text:span><text:span text:style-name="T334">ík</text:span><text:span text:style-name="T335">ů Josefa Kajet</text:span><text:span text:style-name="T336">ána Tyla.</text:span></text:p>
      <text:p text:style-name="P15"><text:span text:style-name="T336"/></text:p>
      <text:p text:style-name="P15"><text:span text:style-name="T336">Zde se, u</text:span><text:span text:style-name="T337">ž jako student pr</text:span><text:span text:style-name="T338">áv, seznámil s Eleonorou<text:s/></text:span><text:span text:style-name="T339">Šomkovou, d</text:span><text:span text:style-name="T340">ívkou z<text:s/></text:span><text:span text:style-name="T341">řemeslnick</text:span><text:span text:style-name="T342">é rodiny. Vztah mezi Lori a Hynkem probíhal v bou</text:span><text:span text:style-name="T343">řliv</text:span><text:span text:style-name="T344">ých zvratech, jak o tom sv</text:span><text:span text:style-name="T345">ědč</text:span><text:span text:style-name="T346">í intimní básník</text:span><text:span text:style-name="T347">ův Den</text:span><text:span text:style-name="T348">ík z roku 1835. Tento citový vztah prolínal v</text:span><text:span text:style-name="T349">šemi ostatn</text:span><text:span text:style-name="T350">ími Máchovými zá</text:span><text:span text:style-name="T351">žitky a n</text:span><text:span text:style-name="T352">ázory na sv</text:span><text:span text:style-name="T353">ět.</text:span></text:p>
      <text:p text:style-name="P15"><text:span text:style-name="T353"/></text:p>
      <text:p text:style-name="P15"><text:span text:style-name="T353">Mimoř</text:span><text:span text:style-name="T354">ádné nadání umo</text:span><text:span text:style-name="T355">žňovalo M</text:span><text:span text:style-name="T356">áchovi syntetizovat poznatky získané studiem filozofie a rozsáhlou<text:s/></text:span><text:span text:style-name="T357">četbou ciz</text:span><text:span text:style-name="T358">ích spisovatel</text:span><text:span text:style-name="T359">ů, zejm</text:span><text:span text:style-name="T360">éna Byrona, a za</text:span><text:span text:style-name="T361">čleňovat je do vlastn</text:span><text:span text:style-name="T362">ích my</text:span><text:span text:style-name="T363">šlenkov</text:span><text:span text:style-name="T364">ých a um</text:span><text:span text:style-name="T365">ěleck</text:span><text:span text:style-name="T366">ých postoj</text:span><text:span text:style-name="T367">ů.</text:span></text:p>
      <text:p text:style-name="P15"><text:span text:style-name="T367"/></text:p>
      <text:p text:style-name="P15"><text:span text:style-name="T367">Vedle studia, četby a l</text:span><text:span text:style-name="T368">ásky bylo zdrojem Máchových zá</text:span><text:span text:style-name="T369">žitků cestov</text:span><text:span text:style-name="T370">ání. Podnikal dlouhé p</text:span><text:span text:style-name="T371">ěš</text:span><text:span text:style-name="T372">í túry, lákala ho zejména místa, kde jeho fantazie mohla dokreslovat zbytky dávné minulosti.</text:span></text:p>
      <text:p text:style-name="P15"><text:span text:style-name="T372"/></text:p>
      <text:p text:style-name="P15"><text:span text:style-name="T372">V roce 1834 podnikl Karel Hynek Mácha svou nejdel</text:span><text:span text:style-name="T373">š</text:span><text:span text:style-name="T374">í cestu - p</text:span><text:span text:style-name="T375">řes Rakousko a Alpy se vydal do It</text:span><text:span text:style-name="T376">álie. O této cest</text:span><text:span text:style-name="T377">ě napsal svůj Den</text:span><text:span text:style-name="T378">ík na cest</text:span><text:span text:style-name="T379">ě do It</text:span><text:span text:style-name="T380">álie.</text:span></text:p>
      <text:p text:style-name="P15"><text:span text:style-name="T380"/></text:p>
      <text:p text:style-name="P15"><text:span text:style-name="T380">V roce 1836 byl vydán autorovým nákladem Máj. Mácha dokon</text:span><text:span text:style-name="T381">čoval v t</text:span><text:span text:style-name="T382">é dob</text:span><text:span text:style-name="T383">ě pr</text:span><text:span text:style-name="T384">ávnická studia a myslel na uspo</text:span><text:span text:style-name="T385">ř</text:span><text:span text:style-name="T386">ádání svého vztahu k Lori. Získal místo advokátního praktikanta v kancelá</text:span><text:span text:style-name="T387">ři justici</text:span><text:span text:style-name="T388">ára Durase v Litom</text:span><text:span text:style-name="T389">ěřic</text:span><text:span text:style-name="T390">ích.</text:span></text:p>
      <text:p text:style-name="P15"><text:span text:style-name="T390"/></text:p>
      <text:p text:style-name="P15"><text:span text:style-name="T390">Po narození dít</text:span><text:span text:style-name="T391">ěte mělo konečně doj</text:span><text:span text:style-name="T392">ít ke s</text:span><text:span text:style-name="T393">ňatku M</text:span><text:span text:style-name="T394">áchy s Lori. Av</text:span><text:span text:style-name="T395">šak v pl</text:span><text:span text:style-name="T396">ánovaný den svatby, 8.11.1836 byl Karel Hynek Mácha poh</text:span><text:span text:style-name="T397">řben. Zemřel n</text:span><text:span text:style-name="T398">áhle 6. listopadu 1836 v Litom</text:span><text:span text:style-name="T399">ěřic</text:span><text:span text:style-name="T400">ích. Jeho syn skonal nedlouho potom. Lori zem</text:span><text:span text:style-name="T401">řela v roce 1891.</text:span><text:span text:style-name="T402"><text:line-break/></text:span></text:p>
      <text:p text:style-name="P15"><text:span text:style-name="T403"/></text:p>
      <text:p text:style-name="P16"><text:span text:style-name="T40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